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Header">
      <style:text-properties fo:font-size="10pt" style:text-underline-style="none" style:font-size-asian="10pt" style:font-size-complex="10pt"/>
    </style:style>
    <style:style style:name="P5" style:family="paragraph" style:parent-style-name="Footer">
      <style:paragraph-properties fo:padding="0.074cm" fo:border-left="none" fo:border-right="none" fo:border-top="none" fo:border-bottom="0.035cm solid #000000" style:join-border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margin-top="5.001cm" fo:margin-bottom="0.21cm" fo:text-align="center" style:justify-single-word="false" fo:text-indent="0cm" style:auto-text-indent="false"/>
      <style:text-properties fo:font-size="24pt" style:font-size-asian="24pt" style:font-size-complex="24pt"/>
    </style:style>
    <style:style style:name="P7" style:family="paragraph" style:parent-style-name="Heading_20_1">
      <style:paragraph-properties fo:margin-left="0cm" fo:margin-right="0cm" fo:margin-top="5.001cm" fo:margin-bottom="0.21cm" fo:text-align="center" style:justify-single-word="false" fo:text-indent="0cm" style:auto-text-indent="false"/>
      <style:text-properties fo:font-size="24pt" style:font-size-asian="24pt" style:font-size-complex="24pt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 text:is-list-header="true"><text:s/><text:title>Apple Xcode 4.3 </text:title><text:line-break/>Einführung in die Entwicklungsumgebung</text:h>
      <text:p text:style-name="P6"/>
      <text:h text:style-name="P8" text:outline-level="1">1. Installation</text:h>
      <text:h text:style-name="Heading_20_2" text:outline-level="2">1.1 Besuch der Apple Website </text:h>
      <text:p text:style-name="Text_20_body">Um die Entwicklungsumgebung herunterzuladen muß man sich als Developer auf der Apple Support Website eintragen.<text:line-break/></text:p>
      <text:h text:style-name="Heading_20_2" text:outline-level="2">1.2 Herunterladen der Xcode Umgebung </text:h>
      <text:h text:style-name="Heading_20_2" text:outline-level="2">1.3 Update von OS X Lion auf die Version 10.7.3</text:h>
      <text:h text:style-name="Heading_20_1" text:outline-level="1">2. Das erste „Hallo Welt“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text-underline-style="none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35cm solid #000000" style:join-border="false"/>
      <style:text-properties fo:font-size="10pt" style:font-size-asian="10pt" style:font-size-complex="10pt"/>
    </style:style>
    <style:style style:name="MP5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Dipl.Ing (FH) Holger Lech</text:p>
        <text:p text:style-name="MP1">Hadamarstr.22B</text:p>
        <text:p text:style-name="MP2">93051 Regensburg<text:tab/> <text:s text:c="128"/><text:tab/><text:tab/><text:tab/><text:tab/><text:tab/><text:tab/><text:tab/><text:date style:data-style-name="N37" text:date-value="2012-03-04T16:46:04.99" text:fixed="true">04.03.12</text:date></text:p>
        <text:p text:style-name="MP3">Tel: 0941/3996404</text:p>
        <text:p text:style-name="MP3"><text:span text:style-name="MT1">_________________________________________________________________________________________________________________________________________________</text:span> <text:s text:c="276"/></text:p>
      </style:header>
      <style:footer>
        <text:p text:style-name="MP4"/>
        <text:p text:style-name="MP5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Apple Xcode 4.3 </dc:title>
    <dc:subject>Apple Xcode 4 IDE</dc:subject>
    <meta:creation-date>2009-01-04T20:45:45</meta:creation-date>
    <dc:date>2012-03-11T15:26:38</dc:date>
    <dc:language>de-DE</dc:language>
    <meta:editing-cycles>10</meta:editing-cycles>
    <meta:editing-duration>PT1H23M41S</meta:editing-duration>
    <dc:creator>Holger Lech</dc:creator>
    <meta:document-statistic meta:table-count="0" meta:image-count="0" meta:object-count="0" meta:page-count="2" meta:paragraph-count="13" meta:word-count="62" meta:character-count="963"/>
    <meta:user-defined meta:name="Info 1">Holger Lech</meta:user-defined>
    <meta:user-defined meta:name="Info 2"/>
    <meta:user-defined meta:name="Info 3"/>
    <meta:user-defined meta:name="Info 4"/>
  </office:meta>
</office:document-meta>
</file>